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.setIndexer( String index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.createField( String fieldname , Dat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.createField( String field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.createDocument( String 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.setStructure( IndexStructure struc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.setDirectory( Directory 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dex.releaseIndexer( Indexer index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.getIndexer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ndex.setManager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.getDefaultAnalyz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.setDefaultAnalyzerID( String defaultAnalyz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.setDirectory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.getStruc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